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002060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3" style:parent-style-name="Normal" style:family="paragraph">
      <style:text-properties style:font-name="Times New Roman" fo:font-size="10pt" style:font-size-asian="10pt" style:font-size-complex="10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P5" style:parent-style-name="Normal" style:family="paragraph">
      <style:text-properties style:font-name="Times New Roman" fo:color="#00B050" fo:font-size="12pt" style:font-size-asian="12pt" style:font-size-complex="12pt"/>
    </style:style>
    <style:style style:name="P6" style:parent-style-name="Paragraphedeliste" style:family="paragraph">
      <style:paragraph-properties fo:margin-left="0in">
        <style:tab-stops/>
      </style:paragraph-properties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7" style:parent-style-name="Paragraphedeliste" style:family="paragraph"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8" style:parent-style-name="Paragraphedeliste" style:family="paragraph">
      <style:paragraph-properties fo:margin-left="0in">
        <style:tab-stops/>
      </style:paragraph-properties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9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0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1" style:parent-style-name="Paragraphedeliste" style:family="paragraph">
      <style:text-properties style:font-name="Times New Roman" fo:font-size="12pt" style:font-size-asian="12pt" style:font-size-complex="12pt"/>
    </style:style>
    <style:style style:name="P12" style:parent-style-name="Paragraphedeliste" style:list-style-name="LFO1" style:family="paragraph">
      <style:text-properties style:font-name="Times New Roman" fo:font-size="12pt" style:font-size-asian="12pt" style:font-size-complex="12pt"/>
    </style:style>
    <style:style style:name="P13" style:parent-style-name="Paragraphedeliste" style:list-style-name="LFO1" style:family="paragraph">
      <style:text-properties style:font-name="Times New Roman" fo:font-size="12pt" style:font-size-asian="12pt" style:font-size-complex="12pt"/>
    </style:style>
    <style:style style:name="P14" style:parent-style-name="Paragraphedeliste" style:list-style-name="LFO1" style:family="paragraph">
      <style:text-properties style:font-name="Times New Roman" fo:font-size="12pt" style:font-size-asian="12pt" style:font-size-complex="12pt"/>
    </style:style>
    <style:style style:name="P15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8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9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20" style:parent-style-name="Paragraphedeliste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21" style:parent-style-name="Normal" style:family="paragraph">
      <style:text-properties style:font-name="Times New Roman" fo:font-size="12pt" style:font-size-asian="12pt" style:font-size-complex="12pt"/>
    </style:style>
    <style:style style:name="P22" style:parent-style-name="Normal" style:family="paragraph"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23" style:parent-style-name="Normal" style:family="paragraph"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2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weight="bold" style:font-weight-asian="bold" style:font-weight-complex="bold" fo:color="#00B050" fo:font-size="12pt" style:font-size-asian="12pt" style:font-size-complex="12pt"/>
    </style:style>
    <style:style style:name="P36" style:parent-style-name="Normal" style:family="paragraph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T38" style:parent-style-name="Policepardéfaut" style:family="text">
      <style:text-properties style:font-name="Times New Roman" fo:font-size="12pt" style:font-size-asian="12pt" style:font-size-complex="12pt"/>
    </style:style>
    <style:style style:name="T39" style:parent-style-name="Policepardéfaut" style:family="text">
      <style:text-properties style:font-name="Times New Roman" fo:font-size="12pt" style:font-size-asian="12pt" style:font-size-complex="12pt"/>
    </style:style>
    <style:style style:name="T40" style:parent-style-name="Policepardéfaut" style:family="text">
      <style:text-properties style:font-name="Times New Roman" fo:font-size="12pt" style:font-size-asian="12pt" style:font-size-complex="12pt"/>
    </style:style>
    <style:style style:name="T41" style:parent-style-name="Policepardéfaut" style:family="text">
      <style:text-properties style:font-name="Times New Roman" fo:font-size="12pt" style:font-size-asian="12pt" style:font-size-complex="12pt"/>
    </style:style>
    <style:style style:name="T42" style:parent-style-name="Policepardéfau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TP2 Fiabilité logicielle – couverture de tests avec JaCoCo</text:p>
      <text:p text:style-name="P2"/>
      <text:p text:style-name="P3">ARTAUD Cyril,<text:s/>DRAOU Meryem</text:p>
      <text:p text:style-name="P4"/>
      <text:p text:style-name="P5"/>
      <text:p text:style-name="P6">1. <text:s/>Premiers pas avec JaCoCo</text:p>
      <text:p text:style-name="P7"/>
      <text:p text:style-name="P8">1.1. Calcul de la couverture par JaCoCo</text:p>
      <text:p text:style-name="P9"/>
      <text:p text:style-name="P10">1) Après lancement des tests on en déduit que :</text:p>
      <text:p text:style-name="P11"/>
      <text:list text:style-name="LFO1" text:continue-numbering="true">
        <text:list-item>
          <text:p text:style-name="P12">La couleur verte<text:s/>indique que l’instruction est couverte.</text:p>
        </text:list-item>
        <text:list-item>
          <text:p text:style-name="P13">La couleur rouge indique que l’instruction n’est pas couverte.</text:p>
        </text:list-item>
        <text:list-item>
          <text:p text:style-name="P14">La couleur jaune indique que la condition n’est pas totalement couverte.</text:p>
        </text:list-item>
      </text:list>
      <text:p text:style-name="P15"/>
      <text:p text:style-name="P16">Si une condition est un jaune c’est que toute les branches ne sont pas<text:s/>couvertes.</text:p>
      <text:p text:style-name="P17"/>
      <text:p text:style-name="P18">Il est possible de couvrir toutes les instructions de la classe Palindrome, il suffit de tester le cas où on a un mot de taille impaire. Le test qui est @Disabled permettra de couvrir cette instruction ce qui permettra de couvrir à 100 % les instructions de Palindrome.</text:p>
      <text:p text:style-name="P19"/>
      <text:p text:style-name="P20">Par contre pour PartialCoverage il est impossible de couvrir ses instructions à 100 %. Malgré que nous donnons des valeurs pour x et y en paramêtre ces valeurs seront changé au début de la méthode x vaudra 1 et y vaudra -1, la boucle for qui utilisera i comme indice commencera à la valeur de x, donc 1, et nous ne passons pas dans la boucle car i ≥ y. Donc l’instruction dans la boucle ne sera pas couverte car la condition de sortie de boucle sera vrai au premier parcours.</text:p>
      <text:p text:style-name="P21"/>
      <text:p text:style-name="P22">2. Etude<text:s/>de couverture de code</text:p>
      <text:p text:style-name="P23">2.1. Couverture des classes de l’application Complex</text:p>
      <text:p text:style-name="P24">Lors de l’analyse de couverture de la classe Complex nous remarquons que seulement 2 méthodes ne sont pas 100 % couvertes. La méthode isZero() est partiellement couverte car toutes<text:s/>les possibilités de sa décision ne sont pas couvertes et la méthode toString() n’étaient pas couverte.</text:p>
      <text:soft-page-break/>
      <text:p text:style-name="P25">Nous ajoutons ensuite le test testZeroAndFalse() qui permet que isZero() soit couvert à 100 %, et nous ajoutons le test testToString() pour couvrir toString(). Avec ces tests nous obtenons un taux de couverture de 100 % sur la classe Complex.</text:p>
      <text:p text:style-name="P26"/>
      <text:p text:style-name="P27">2.2 Analyse d’un code inconnu</text:p>
      <text:p text:style-name="P28"/>
      <text:p text:style-name="P29">1)<text:s/>Tous les tests passent ici.</text:p>
      <text:p text:style-name="P30">2)<text:s/>On constate que la couverture n’est pas totale. Nous observons que toutes les méthodes ne sont pas testées et/ou les méthodes testées ne le sont pas à 100 %.</text:p>
      <text:p text:style-name="P31">5)<text:s/>Nous observons que le taux de couverture du constructeur<text:line-break/>avec cette suite de tests est de 89 %.</text:p>
      <text:p text:style-name="P32">6)<text:s/>La couverture du constructeur n’est pas totale : le constructeur tel qu’il est ici n’est pas optimal (possibilité de le modifier pour une meilleure couverture). En effet, la couverture est toujours la même que précédemment.</text:p>
      <text:p text:style-name="P33">7)<text:s/>Ce n’est pas suffisant, il serait éventuellement possible d’améliorer cela en modifiant plusieurs lignes de codes.<text:s/>En effet, il n’est pas vérifié ici si les éléments sont des doublons ou non. Il faudrait ajouter une logique supplémentaire pour vérifier cela dans notre code.</text:p>
      <text:p text:style-name="P34"/>
      <text:p text:style-name="P35">2.3 Files à double extrémité</text:p>
      <text:p text:style-name="P36"/>
      <text:p text:style-name="P37">3)<text:s/>On observe que la couverture n’est pas maximale.</text:p>
      <text:p text:style-name="Normal"><text:span text:style-name="T38">5</text:span><text:span text:style-name="T39">)</text:span><text:span text:style-name="T40"><text:s/>Nous avons effectué les modifications nécessaires :<text:s/></text:span><text:span text:style-name="T41">notre</text:span><text:span text:style-name="T42"><text:s/>taux de couverture est à 100 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ryem DRAOU</meta:initial-creator>
    <dc:creator>Meryem DRAOU</dc:creator>
    <meta:creation-date>2023-01-11T08:42:00Z</meta:creation-date>
    <dc:date>2023-01-17T20:30:00Z</dc:date>
    <meta:template xlink:href="Normal" xlink:type="simple"/>
    <meta:editing-cycles>19</meta:editing-cycles>
    <meta:editing-duration>PT6600S</meta:editing-duration>
    <meta:document-statistic meta:page-count="2" meta:paragraph-count="5" meta:word-count="438" meta:character-count="2844" meta:row-count="20" meta:non-whitespace-character-count="2411"/>
  </office:meta>
</office:document-meta>
</file>